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</manifest:manifest>
</file>

<file path=content.xml><?xml version="1.0" encoding="utf-8"?>
<math xmlns="http://www.w3.org/1998/Math/MathML">
  <semantics>
    <mtable>
      <mtr>
        <mtd>
          <mrow>
            <mrow>
              <mo stretchy="false">ψ</mo>
              <mo stretchy="false">=</mo>
              <mi>B</mi>
            </mrow>
            <mrow>
              <mo stretchy="false">(</mo>
              <mrow>
                <mi>k</mi>
              </mrow>
              <mo stretchy="false">)</mo>
            </mrow>
            <mrow>
              <msup>
                <mi>e</mi>
                <mrow>
                  <mi mathvariant="italic">ikr</mi>
                </mrow>
              </msup>
              <mo stretchy="false">+</mo>
              <mi>C</mi>
            </mrow>
            <mrow>
              <mo stretchy="false">(</mo>
              <mrow>
                <mi>k</mi>
              </mrow>
              <mo stretchy="false">)</mo>
            </mrow>
            <msup>
              <mi>e</mi>
              <mrow>
                <mrow>
                  <mo stretchy="false">−</mo>
                  <mi mathvariant="italic">ikr</mi>
                </mrow>
              </mrow>
            </msup>
          </mrow>
        </mtd>
      </mtr>
      <mtr>
        <mtd/>
      </mtr>
      <mtr>
        <mtd>
          <mrow>
            <mo stretchy="false">⇒</mo>
          </mrow>
        </mtd>
      </mtr>
      <mtr>
        <mtd/>
      </mtr>
      <mtr>
        <mtd>
          <mrow>
            <mi>B</mi>
            <mrow>
              <mrow>
                <mo stretchy="false">(</mo>
                <mrow>
                  <mi>k</mi>
                </mrow>
                <mo stretchy="false">)</mo>
              </mrow>
              <mo stretchy="false">=</mo>
              <mi>D</mi>
            </mrow>
            <mfrac>
              <mrow>
                <msup>
                  <mi>e</mi>
                  <mrow>
                    <mi>i</mi>
                    <mo stretchy="false">ϕ</mo>
                  </mrow>
                </msup>
              </mrow>
              <mrow>
                <mn>2</mn>
                <mi>i</mi>
              </mrow>
            </mfrac>
            <mi>,</mi>
            <mi/>
            <mi>C</mi>
            <mrow>
              <mrow>
                <mo stretchy="false">(</mo>
                <mrow>
                  <mi>k</mi>
                </mrow>
                <mo stretchy="false">)</mo>
              </mrow>
              <mo stretchy="false">=</mo>
              <mrow>
                <mo stretchy="false">−</mo>
                <mi>D</mi>
              </mrow>
            </mrow>
            <mrow>
              <mfrac>
                <mrow>
                  <msup>
                    <mi>e</mi>
                    <mrow>
                      <mrow>
                        <mo stretchy="false">−</mo>
                        <mi>i</mi>
                      </mrow>
                      <mo stretchy="false">ϕ</mo>
                    </mrow>
                  </msup>
                </mrow>
                <mrow>
                  <mn>2i</mn>
                </mrow>
              </mfrac>
            </mrow>
          </mrow>
        </mtd>
      </mtr>
      <mtr>
        <mtd/>
      </mtr>
      <mtr>
        <mtd>
          <mrow>
            <mo stretchy="false">⇒</mo>
          </mrow>
        </mtd>
      </mtr>
      <mtr>
        <mtd/>
      </mtr>
      <mtr>
        <mtd>
          <mrow>
            <mrow>
              <mo stretchy="false">ψ</mo>
              <mo stretchy="false">=</mo>
              <mi>D</mi>
            </mrow>
            <mi>sin</mi>
            <mrow>
              <mo stretchy="false">(</mo>
              <mrow>
                <mrow>
                  <mi mathvariant="italic">kr</mi>
                  <mo stretchy="false">+</mo>
                  <mo stretchy="false">ϕ</mo>
                </mrow>
              </mrow>
              <mo stretchy="false">)</mo>
            </mrow>
          </mrow>
        </mtd>
      </mtr>
      <mtr>
        <mtd/>
      </mtr>
      <mtr>
        <mtd>
          <mrow>
            <mrow>
              <mi>D</mi>
              <mo stretchy="false">=</mo>
              <mrow>
                <mo stretchy="false">−</mo>
                <mn>2</mn>
              </mrow>
            </mrow>
            <mi>i</mi>
            <mi>C</mi>
            <msup>
              <mi>e</mi>
              <mrow>
                <mi>i</mi>
                <mo stretchy="false">ϕ</mo>
              </mrow>
            </msup>
            <mo stretchy="false">⇒</mo>
          </mrow>
        </mtd>
      </mtr>
      <mtr>
        <mtd/>
      </mtr>
      <mtr>
        <mtd>
          <mrow>
            <mrow>
              <mi>B</mi>
              <mo stretchy="false">=</mo>
              <mrow>
                <mo stretchy="false">−</mo>
                <mi>C</mi>
              </mrow>
            </mrow>
            <msup>
              <mi>e</mi>
              <mrow>
                <mn>2</mn>
                <mi>i</mi>
                <mo stretchy="false">ϕ</mo>
              </mrow>
            </msup>
          </mrow>
        </mtd>
      </mtr>
      <mtr>
        <mtd/>
      </mtr>
      <mtr>
        <mtd>
          <mrow>
            <mfrac>
              <mn>1</mn>
              <mrow>
                <mn>2</mn>
                <mi>i</mi>
              </mrow>
            </mfrac>
            <mi>ln</mi>
            <mrow>
              <mfenced open="(" close=")">
                <mrow>
                  <mrow>
                    <mo stretchy="false">−</mo>
                    <mrow>
                      <mfrac>
                        <mi>B</mi>
                        <mrow>
                          <mi>C</mi>
                        </mrow>
                      </mfrac>
                    </mrow>
                  </mrow>
                </mrow>
              </mfenced>
              <mo stretchy="false">=</mo>
              <mo stretchy="false">ϕ</mo>
            </mrow>
            <mi/>
            <mo stretchy="false">⇒</mo>
          </mrow>
        </mtd>
      </mtr>
      <mtr>
        <mtd/>
      </mtr>
      <mtr>
        <mtd>
          <mrow>
            <mrow>
              <mo stretchy="false">ϕ</mo>
              <mo stretchy="false">=</mo>
              <mfrac>
                <mn>1</mn>
                <mrow>
                  <mn>2</mn>
                  <mi>i</mi>
                </mrow>
              </mfrac>
            </mrow>
            <mi>ln</mi>
            <mrow>
              <mfenced open="(" close=")">
                <mrow>
                  <mrow>
                    <mfrac>
                      <mi>B</mi>
                      <mrow>
                        <msup>
                          <mi>B</mi>
                          <mrow>
                            <mtext>*</mtext>
                          </mrow>
                        </msup>
                      </mrow>
                    </mfrac>
                  </mrow>
                </mrow>
              </mfenced>
              <mo stretchy="false">=</mo>
              <mfrac>
                <mn>1</mn>
                <mrow>
                  <mn>2</mn>
                  <mi>i</mi>
                </mrow>
              </mfrac>
            </mrow>
            <mi>ln</mi>
            <mrow>
              <mfenced open="(" close=")">
                <mrow>
                  <mrow>
                    <msup>
                      <mi>e</mi>
                      <mrow>
                        <mn>2</mn>
                        <mi>i</mi>
                        <mi mathvariant="italic">Arg</mi>
                        <mi>B</mi>
                      </mrow>
                    </msup>
                  </mrow>
                </mrow>
              </mfenced>
              <mo stretchy="false">=</mo>
              <mi mathvariant="italic">Arg</mi>
            </mrow>
            <mi>B</mi>
          </mrow>
        </mtd>
      </mtr>
    </mtable>
    <annotation encoding="StarMath 5.0">%psi=B(k) e^{ikr} + C(k) e^{-ikr}

newline
newline

drarrow

newline
newline

B(k)=D{e^{i %phi}} over {2 i}, ~~ C(k)=-D{{e^{-i %phi}} over {2i}}

newline
newline

drarrow

newline
newline

%psi= D sin(kr + %phi)


newline
newline

D = -2 i C e^{i %phi} drarrow

newline
newline

B = - C e^{2 i %phi}

newline
newline

1 over{2 i}ln left(-{B over {C}} right) =   %phi ~~ drarrow

newline
newline

%phi=1 over{2 i}ln left({B over { B^{"*"}}} right) = 1 over{2 i}ln left({e^{2 i Arg B} } right) = Arg B
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16:25:32.74</meta:creation-date>
    <meta:generator>OpenOffice/4.1.2$Win32 OpenOffice.org_project/412m3$Build-9782</meta:generator>
    <meta:editing-duration>P0D</meta:editing-duration>
    <meta:editing-cycles>1</meta:editing-cycles>
  </office:meta>
</office:document-meta>
</file>